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6" style:family="graphic" style:parent-style-name="objectwithoutfill">
      <style:graphic-properties draw:stroke="solid" draw:stroke-dash="Ultrafine_20_Dashed" draw:fill="none" draw:textarea-vertical-align="middle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>
      <style:graphic-properties style:protect="size"/>
    </style:style>
    <style:style style:name="gr12" style:family="graphic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>
      <style:graphic-properties draw:fill-color="#ff0000" draw:textarea-horizontal-align="justify" draw:textarea-vertical-align="middle" draw:auto-grow-height="false"/>
    </style:style>
    <style:style style:name="gr14" style:family="graphic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>
      <style:graphic-properties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6cm" svg:height="6.2cm" svg:x="2.4cm" svg:y="5.173cm">
          <text:p/>
          <draw:enhanced-geometry svg:viewBox="0 0 21600 21600" draw:glue-points="?f6 0 10800 ?f8 ?f11 10800 ?f9 21600 10800 ?f10 ?f5 10800" draw:text-areas="?f3 ?f3 ?f4 ?f4" draw:type="parallelogram" draw:modifiers="12588.60379873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7cm" svg:y1="10.373cm" svg:x2="4.8cm" svg:y2="8.173cm">
          <text:p/>
        </draw:line>
        <draw:line draw:style-name="gr2" draw:text-style-name="P1" draw:layer="layout" svg:x1="8.4cm" svg:y1="6.373cm" svg:x2="4.8cm" svg:y2="8.173cm">
          <text:p/>
        </draw:line>
        <draw:custom-shape draw:style-name="gr3" draw:text-style-name="P1" draw:layer="layout" svg:width="0.4cm" svg:height="0.4cm" svg:x="4.7cm" svg:y="7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054cm" svg:y1="12.173cm" svg:x2="6.589cm" svg:y2="4.4cm">
          <text:p/>
        </draw:line>
        <draw:line draw:style-name="gr5" draw:text-style-name="P1" draw:layer="layout" svg:x1="2.2cm" svg:y1="8.135cm" svg:x2="4.854cm" svg:y2="8.135cm">
          <text:p/>
        </draw:line>
        <draw:custom-shape draw:style-name="gr1" draw:text-style-name="P1" draw:layer="layout" svg:width="5.4cm" svg:height="6.2cm" svg:x="10.4cm" svg:y="5.174cm">
          <text:p/>
          <draw:enhanced-geometry svg:viewBox="0 0 21600 21600" draw:glue-points="?f6 0 10800 ?f8 ?f11 10800 ?f9 21600 10800 ?f10 ?f5 10800" draw:text-areas="?f3 ?f3 ?f4 ?f4" draw:type="parallelogram" draw:modifiers="10881.98481762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2.2cm" svg:y1="13cm" svg:x2="12.881cm" svg:y2="8.174cm">
          <text:p/>
        </draw:line>
        <draw:line draw:style-name="gr2" draw:text-style-name="P1" draw:layer="layout" svg:x1="16.4cm" svg:y1="6.374cm" svg:x2="12.8cm" svg:y2="8.174cm">
          <text:p/>
        </draw:line>
        <draw:custom-shape draw:style-name="gr3" draw:text-style-name="P1" draw:layer="layout" svg:width="0.4cm" svg:height="0.4cm" svg:x="12.7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854cm" svg:y1="8.136cm" svg:x2="14.589cm" svg:y2="4.401cm">
          <text:p/>
        </draw:line>
        <draw:line draw:style-name="gr6" draw:text-style-name="P1" draw:layer="layout" svg:x1="10.2cm" svg:y1="8.136cm" svg:x2="12.854cm" svg:y2="8.136cm">
          <text:p/>
        </draw:line>
        <draw:custom-shape draw:style-name="gr1" draw:text-style-name="P1" draw:layer="layout" svg:width="4.6cm" svg:height="6.2cm" svg:x="20.4cm" svg:y="5.175cm">
          <text:p/>
          <draw:enhanced-geometry svg:viewBox="0 0 21600 21600" draw:glue-points="?f6 0 10800 ?f8 ?f11 10800 ?f9 21600 10800 ?f10 ?f5 10800" draw:text-areas="?f3 ?f3 ?f4 ?f4" draw:type="parallelogram" draw:modifiers="12588.60379873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8cm" svg:y1="12.6cm" svg:x2="22.881cm" svg:y2="8.175cm">
          <text:p/>
        </draw:line>
        <draw:line draw:style-name="gr2" draw:text-style-name="P1" draw:layer="layout" svg:x1="26.4cm" svg:y1="6.375cm" svg:x2="22.8cm" svg:y2="8.175cm">
          <text:p/>
        </draw:line>
        <draw:custom-shape draw:style-name="gr3" draw:text-style-name="P1" draw:layer="layout" svg:width="0.4cm" svg:height="0.4cm" svg:x="22.7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2.854cm" svg:y1="8.137cm" svg:x2="24.589cm" svg:y2="4.402cm">
          <text:p/>
        </draw:line>
        <draw:line draw:style-name="gr6" draw:text-style-name="P1" draw:layer="layout" svg:x1="18.5cm" svg:y1="9.737cm" svg:x2="21.154cm" svg:y2="9.737cm">
          <text:p/>
        </draw:line>
        <draw:custom-shape draw:style-name="gr1" draw:text-style-name="P1" draw:layer="layout" svg:width="4.6cm" svg:height="6.2cm" svg:x="18.481cm" svg:y="5.175cm">
          <text:p/>
          <draw:enhanced-geometry svg:viewBox="0 0 21600 21600" draw:glue-points="?f6 0 10800 ?f8 ?f11 10800 ?f9 21600 10800 ?f10 ?f5 10800" draw:text-areas="?f3 ?f3 ?f4 ?f4" draw:type="parallelogram" draw:modifiers="12588.60379873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6cm" svg:height="6.2cm" svg:x="6.4cm" svg:y="13.674cm">
          <text:p/>
          <draw:enhanced-geometry svg:viewBox="0 0 21600 21600" draw:glue-points="?f6 0 10800 ?f8 ?f11 10800 ?f9 21600 10800 ?f10 ?f5 10800" draw:text-areas="?f3 ?f3 ?f4 ?f4" draw:type="parallelogram" draw:modifiers="12588.60379873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2.4cm" svg:y1="14.874cm" svg:x2="5.6cm" svg:y2="18.3cm">
          <text:p/>
        </draw:line>
        <draw:custom-shape draw:style-name="gr7" draw:text-style-name="P1" draw:layer="layout" svg:width="0.4cm" svg:height="0.4cm" svg:x="20.9cm" svg:y="9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9.746cm" svg:y="15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7.319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5.246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3.246cm" svg:y="11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3.573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6.073cm" svg:y="4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4.073cm" svg:y="4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1.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2.246cm" svg:y="11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9.146cm" svg:y="11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8.992cm" svg:y="9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24.019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23.746cm" svg:y="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4.746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5.746cm" svg:y="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cm" svg:height="6.2cm" svg:x="13.4cm" svg:y="13.674cm">
          <text:p/>
          <draw:enhanced-geometry svg:viewBox="0 0 21600 21600" draw:glue-points="?f6 0 10800 ?f8 ?f11 10800 ?f9 21600 10800 ?f10 ?f5 10800" draw:text-areas="?f3 ?f3 ?f4 ?f4" draw:type="parallelogram" draw:modifiers="12588.60379873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9.4cm" svg:y1="14.874cm" svg:x2="13.8cm" svg:y2="20.4cm">
          <text:p/>
        </draw:line>
        <draw:line draw:style-name="gr5" draw:text-style-name="P1" draw:layer="layout" svg:x1="13.3cm" svg:y1="18.336cm" svg:x2="15.954cm" svg:y2="18.336cm">
          <text:p/>
        </draw:line>
        <draw:custom-shape draw:style-name="gr7" draw:text-style-name="P1" draw:layer="layout" svg:width="0.4cm" svg:height="0.4cm" svg:x="15.8cm" svg:y="1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4.246cm" svg:y="1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3.873cm" svg:y="18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13.8cm" svg:y="11.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4.8cm" svg:y="11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22.8cm" svg:y="11.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8.8cm" svg:y="19.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15.8cm" svg:y="19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6.2cm" svg:height="1.038cm" svg:x="7.1cm" svg:y="0cm">
          <draw:text-box>
            <text:p text:style-name="P2">Element-Wall Intersections: Trivial Cases</text:p>
          </draw:text-box>
        </draw:frame>
        <draw:custom-shape draw:style-name="gr1" draw:text-style-name="P1" draw:layer="layout" svg:width="1.2cm" svg:height="1.027cm" svg:x="0.6cm" svg:y="1.173cm">
          <text:p/>
          <draw:enhanced-geometry svg:viewBox="0 0 21600 21600" draw:glue-points="?f6 0 10800 ?f8 ?f11 10800 ?f9 21600 10800 ?f10 ?f5 10800" draw:text-areas="?f3 ?f3 ?f4 ?f4" draw:type="parallelogram" draw:modifiers="12588.60379873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0.9cm" svg:y1="2.5cm" svg:x2="0.5cm" svg:y2="3.273cm">
          <text:p/>
        </draw:line>
        <draw:line draw:style-name="gr2" draw:text-style-name="P1" draw:layer="layout" svg:x1="0.9cm" svg:y1="2.501cm" svg:x2="1.7cm" svg:y2="2.7cm">
          <text:p/>
        </draw:line>
        <draw:custom-shape draw:style-name="gr3" draw:text-style-name="P1" draw:layer="layout" svg:width="0.4cm" svg:height="0.4cm" svg:x="0.7cm" svg:y="2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2cm" svg:y1="2.4cm" svg:x2="8.79cm" svg:y2="1.201cm">
          <text:p/>
        </draw:line>
        <draw:line draw:style-name="gr5" draw:text-style-name="P1" draw:layer="layout" svg:x1="7.9cm" svg:y1="2.835cm" svg:x2="8.9cm" svg:y2="2.835cm">
          <text:p/>
        </draw:line>
        <draw:custom-shape draw:style-name="gr7" draw:text-style-name="P1" draw:layer="layout" svg:width="0.4cm" svg:height="0.4cm" svg:x="17.773cm" svg:y="1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17.8cm" svg:y="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4.4cm" svg:height="0.806cm" svg:x="1.8cm" svg:y="1.2cm">
          <draw:text-box>
            <text:p text:style-name="P3">Grid element</text:p>
          </draw:text-box>
        </draw:frame>
        <draw:frame draw:style-name="gr9" draw:text-style-name="P3" draw:layer="layout" svg:width="4.4cm" svg:height="0.806cm" svg:x="1.8cm" svg:y="2.4cm">
          <draw:text-box>
            <text:p text:style-name="P3">Wall contour</text:p>
          </draw:text-box>
        </draw:frame>
        <draw:frame draw:style-name="gr9" draw:text-style-name="P3" draw:layer="layout" svg:width="6.6cm" svg:height="0.806cm" svg:x="9.1cm" svg:y="1.2cm">
          <draw:text-box>
            <text:p text:style-name="P3">Flux surface to be added</text:p>
          </draw:text-box>
        </draw:frame>
        <draw:frame draw:style-name="gr9" draw:text-style-name="P3" draw:layer="layout" svg:width="6.6cm" svg:height="0.806cm" svg:x="9.1cm" svg:y="2.4cm">
          <draw:text-box>
            <text:p text:style-name="P3">Polar line to be added</text:p>
          </draw:text-box>
        </draw:frame>
        <draw:frame draw:style-name="gr9" draw:text-style-name="P3" draw:layer="layout" svg:width="6.6cm" svg:height="0.806cm" svg:x="18.4cm" svg:y="1.2cm">
          <draw:text-box>
            <text:p text:style-name="P3">Grid node to be added</text:p>
          </draw:text-box>
        </draw:frame>
        <draw:frame draw:style-name="gr9" draw:text-style-name="P3" draw:layer="layout" svg:width="9.9cm" svg:height="0.806cm" svg:x="18.4cm" svg:y="2.4cm">
          <draw:text-box>
            <text:p text:style-name="P3">Wall corner (grid node to be added too)</text:p>
          </draw:text-box>
        </draw:frame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2" draw:text-style-name="P1" draw:layer="Layout" svg:width="6.2cm" svg:height="6.2cm" svg:x="3.4cm" svg:y="5.173cm">
          <text:p/>
          <draw:enhanced-geometry svg:viewBox="0 0 21600 21600" draw:glue-points="?f6 0 10800 ?f8 ?f11 10800 ?f9 21600 10800 ?f10 ?f5 10800" draw:text-areas="?f3 ?f3 ?f4 ?f4" draw:type="parallelogram" draw:modifiers="12588.60379873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2cm" svg:y1="4.4cm" svg:x2="4.2cm" svg:y2="9cm">
          <text:p/>
        </draw:line>
        <draw:custom-shape draw:style-name="gr13" draw:text-style-name="P1" draw:layer="Layout" svg:width="0.4cm" svg:height="0.4cm" svg:x="5.373cm" svg:y="7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4cm" svg:x="8.173cm" svg:y="4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4cm" svg:x="7.04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6.7cm" svg:y="11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6.2cm" svg:height="1.038cm" svg:x="7.1cm" svg:y="0cm">
          <draw:text-box>
            <text:p text:style-name="P2">Element-Wall Intersections: Corner Cases</text:p>
          </draw:text-box>
        </draw:frame>
        <draw:custom-shape draw:style-name="gr12" draw:text-style-name="P1" draw:layer="Layout" svg:width="1.2cm" svg:height="1.027cm" svg:x="0.6cm" svg:y="1.173cm">
          <text:p/>
          <draw:enhanced-geometry svg:viewBox="0 0 21600 21600" draw:glue-points="?f6 0 10800 ?f8 ?f11 10800 ?f9 21600 10800 ?f10 ?f5 10800" draw:text-areas="?f3 ?f3 ?f4 ?f4" draw:type="parallelogram" draw:modifiers="12588.60379873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0.9cm" svg:y1="2.5cm" svg:x2="0.5cm" svg:y2="3.273cm">
          <text:p/>
        </draw:line>
        <draw:line draw:style-name="gr2" draw:text-style-name="P1" draw:layer="layout" svg:x1="0.9cm" svg:y1="2.501cm" svg:x2="1.7cm" svg:y2="2.7cm">
          <text:p/>
        </draw:line>
        <draw:custom-shape draw:style-name="gr15" draw:text-style-name="P1" draw:layer="Layout" svg:width="0.4cm" svg:height="0.4cm" svg:x="0.7cm" svg:y="2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2cm" svg:y1="2.4cm" svg:x2="8.79cm" svg:y2="1.201cm">
          <text:p/>
        </draw:line>
        <draw:line draw:style-name="gr5" draw:text-style-name="P1" draw:layer="layout" svg:x1="7.9cm" svg:y1="2.835cm" svg:x2="8.9cm" svg:y2="2.835cm">
          <text:p/>
        </draw:line>
        <draw:custom-shape draw:style-name="gr13" draw:text-style-name="P1" draw:layer="Layout" svg:width="0.4cm" svg:height="0.4cm" svg:x="17.773cm" svg:y="1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7.8cm" svg:y="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4.4cm" svg:height="0.806cm" svg:x="1.8cm" svg:y="1.2cm">
          <draw:text-box>
            <text:p text:style-name="P3">Grid element</text:p>
          </draw:text-box>
        </draw:frame>
        <draw:frame draw:style-name="gr9" draw:text-style-name="P3" draw:layer="layout" svg:width="4.4cm" svg:height="0.806cm" svg:x="1.8cm" svg:y="2.4cm">
          <draw:text-box>
            <text:p text:style-name="P3">Wall contour</text:p>
          </draw:text-box>
        </draw:frame>
        <draw:frame draw:style-name="gr9" draw:text-style-name="P3" draw:layer="layout" svg:width="6.6cm" svg:height="0.806cm" svg:x="9.1cm" svg:y="1.2cm">
          <draw:text-box>
            <text:p text:style-name="P3">Flux surface to be added</text:p>
          </draw:text-box>
        </draw:frame>
        <draw:frame draw:style-name="gr9" draw:text-style-name="P3" draw:layer="layout" svg:width="6.6cm" svg:height="0.806cm" svg:x="9.1cm" svg:y="2.4cm">
          <draw:text-box>
            <text:p text:style-name="P3">Polar line to be added</text:p>
          </draw:text-box>
        </draw:frame>
        <draw:frame draw:style-name="gr9" draw:text-style-name="P3" draw:layer="layout" svg:width="6.6cm" svg:height="0.806cm" svg:x="18.4cm" svg:y="1.2cm">
          <draw:text-box>
            <text:p text:style-name="P3">Grid node to be added</text:p>
          </draw:text-box>
        </draw:frame>
        <draw:frame draw:style-name="gr9" draw:text-style-name="P3" draw:layer="layout" svg:width="9.9cm" svg:height="0.806cm" svg:x="18.4cm" svg:y="2.4cm">
          <draw:text-box>
            <text:p text:style-name="P3">Wall corner (grid node to be added too)</text:p>
          </draw:text-box>
        </draw:frame>
        <draw:custom-shape draw:style-name="gr1" draw:text-style-name="P1" draw:layer="layout" svg:width="6.2cm" svg:height="6.2cm" svg:x="14.4cm" svg:y="5.173cm">
          <text:p/>
          <draw:enhanced-geometry svg:viewBox="0 0 21600 21600" draw:glue-points="?f6 0 10800 ?f8 ?f11 10800 ?f9 21600 10800 ?f10 ?f5 10800" draw:text-areas="?f3 ?f3 ?f4 ?f4" draw:type="parallelogram" draw:modifiers="12588.60379873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8.8cm" svg:y1="6.4cm" svg:x2="15.2cm" svg:y2="9cm">
          <text:p/>
        </draw:line>
        <draw:custom-shape draw:style-name="gr7" draw:text-style-name="P1" draw:layer="layout" svg:width="0.4cm" svg:height="0.4cm" svg:x="16.073cm" svg:y="8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18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17.7cm" svg:y="11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cm" svg:y1="4.8cm" svg:x2="18.8cm" svg:y2="6.4cm">
          <text:p/>
        </draw:line>
        <draw:custom-shape draw:style-name="gr7" draw:text-style-name="P1" draw:layer="layout" svg:width="0.4cm" svg:height="0.4cm" svg:x="17.473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7.473cm" svg:y="7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9" draw:text-style-name="P2" draw:layer="layout" svg:width="16.2cm" svg:height="1.038cm" svg:x="7.1cm" svg:y="0cm">
          <draw:text-box>
            <text:p text:style-name="P2">Element-Target Intersections: Corner Cases</text:p>
          </draw:text-box>
        </draw:frame>
        <draw:line draw:style-name="gr2" draw:text-style-name="P1" draw:layer="layout" svg:x1="0.9cm" svg:y1="2.5cm" svg:x2="0.5cm" svg:y2="3.273cm">
          <text:p/>
        </draw:line>
        <draw:line draw:style-name="gr2" draw:text-style-name="P1" draw:layer="layout" svg:x1="0.9cm" svg:y1="2.501cm" svg:x2="1.7cm" svg:y2="2.7cm">
          <text:p/>
        </draw:line>
        <draw:line draw:style-name="gr10" draw:text-style-name="P1" draw:layer="layout" svg:x1="0.7cm" svg:y1="2.3cm" svg:x2="1.29cm" svg:y2="1.101cm">
          <text:p/>
        </draw:line>
        <draw:custom-shape draw:style-name="gr13" draw:text-style-name="P1" draw:layer="Layout" svg:width="0.4cm" svg:height="0.4cm" svg:x="8.773cm" svg:y="2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8.8cm" svg:y="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4.4cm" svg:height="0.806cm" svg:x="1.8cm" svg:y="2.4cm">
          <draw:text-box>
            <text:p text:style-name="P3">Wall contour</text:p>
          </draw:text-box>
        </draw:frame>
        <draw:frame draw:style-name="gr9" draw:text-style-name="P3" draw:layer="layout" svg:width="6.6cm" svg:height="0.806cm" svg:x="1.6cm" svg:y="1.3cm">
          <draw:text-box>
            <text:p text:style-name="P3">Polar line to be added</text:p>
          </draw:text-box>
        </draw:frame>
        <draw:frame draw:style-name="gr9" draw:text-style-name="P3" draw:layer="layout" svg:width="13.2cm" svg:height="0.806cm" svg:x="9.4cm" svg:y="1.2cm">
          <draw:text-box>
            <text:p text:style-name="P3">Wall corner for which we have added the surface</text:p>
          </draw:text-box>
        </draw:frame>
        <draw:frame draw:style-name="gr9" draw:text-style-name="P3" draw:layer="layout" svg:width="9.9cm" svg:height="0.806cm" svg:x="9.4cm" svg:y="2.4cm">
          <draw:text-box>
            <text:p text:style-name="P3">Final target point</text:p>
          </draw:text-box>
        </draw:frame>
        <draw:line draw:style-name="gr2" draw:text-style-name="P1" draw:layer="layout" svg:x1="4.9cm" svg:y1="5.902cm" svg:x2="1.2cm" svg:y2="5.2cm">
          <text:p/>
        </draw:line>
        <draw:line draw:style-name="gr2" draw:text-style-name="P1" draw:layer="layout" svg:x1="4.9cm" svg:y1="5.902cm" svg:x2="4.8cm" svg:y2="8.2cm">
          <text:p/>
        </draw:line>
        <draw:line draw:style-name="gr2" draw:text-style-name="P1" draw:layer="layout" svg:x1="11.6cm" svg:y1="8cm" svg:x2="4.8cm" svg:y2="8.2cm">
          <text:p/>
        </draw:line>
        <draw:path draw:style-name="gr2" draw:text-style-name="P1" draw:layer="layout" svg:width="4.401cm" svg:height="2.469cm" draw:transform="rotate (-1.49400183970715) translate (5.46224947782869cm 3.81054022816458cm)" svg:viewBox="0 0 4402 2470" svg:d="m0 2470c2608 0 4402-2470 4402-2470">
          <text:p/>
        </draw:path>
        <draw:line draw:style-name="gr2" draw:text-style-name="P1" draw:layer="layout" svg:x1="20.9cm" svg:y1="5.902cm" svg:x2="17.2cm" svg:y2="5.2cm">
          <text:p/>
        </draw:line>
        <draw:line draw:style-name="gr2" draw:text-style-name="P1" draw:layer="layout" svg:x1="20.9cm" svg:y1="5.902cm" svg:x2="20.8cm" svg:y2="8.2cm">
          <text:p/>
        </draw:line>
        <draw:line draw:style-name="gr2" draw:text-style-name="P1" draw:layer="layout" svg:x1="27.6cm" svg:y1="8cm" svg:x2="20.8cm" svg:y2="8.2cm">
          <text:p/>
        </draw:line>
        <draw:custom-shape draw:style-name="gr16" draw:text-style-name="P1" draw:layer="layout" svg:width="3cm" svg:height="1.2cm" svg:x="12.6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2" draw:text-style-name="P1" draw:layer="layout" svg:width="1.599cm" svg:height="0.399cm" draw:transform="rotate (-1.5707963267949) translate (19.4cm 4cm)" svg:viewBox="0 0 1600 400" svg:d="m0 400c1000 0 1600-400 1600-400">
          <text:p/>
        </draw:path>
        <draw:path draw:style-name="gr17" draw:text-style-name="P1" draw:layer="layout" svg:width="3.487cm" svg:height="1.161cm" draw:transform="rotate (2.6778586713349) translate (21.9999999931121cm 8.20000001377286cm)" svg:viewBox="0 0 3488 1162" svg:d="m0 0c1789 0 3488 1162 3488 1162">
          <text:p/>
        </draw:path>
        <draw:custom-shape draw:style-name="gr7" draw:text-style-name="P1" draw:layer="layout" svg:width="0.4cm" svg:height="0.4cm" svg:x="19.273cm" svg:y="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9cm" svg:y1="11.402cm" svg:x2="1.2cm" svg:y2="10.7cm">
          <text:p/>
        </draw:line>
        <draw:line draw:style-name="gr2" draw:text-style-name="P1" draw:layer="layout" svg:x1="4.9cm" svg:y1="11.402cm" svg:x2="4.8cm" svg:y2="13.7cm">
          <text:p/>
        </draw:line>
        <draw:line draw:style-name="gr2" draw:text-style-name="P1" draw:layer="layout" svg:x1="11.6cm" svg:y1="13.5cm" svg:x2="4.8cm" svg:y2="13.7cm">
          <text:p/>
        </draw:line>
        <draw:path draw:style-name="gr2" draw:text-style-name="P1" draw:layer="layout" svg:width="4.401cm" svg:height="2.469cm" draw:transform="rotate (-1.49400183970715) translate (4.46224947782869cm 9.31054022816458cm)" svg:viewBox="0 0 4402 2470" svg:d="m0 2470c2608 0 4402-2470 4402-2470">
          <text:p/>
        </draw:path>
        <draw:custom-shape draw:style-name="gr3" draw:text-style-name="P1" draw:layer="layout" svg:width="0.4cm" svg:height="0.4cm" svg:x="4.6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8.1cm" svg:height="1.505cm" svg:x="19.1cm" svg:y="11.8cm">
          <draw:text-box>
            <text:p text:style-name="P4"><text:span text:style-name="T1">Just remove surface entirely (extra surface anyway...)</text:span></text:p>
          </draw:text-box>
        </draw:frame>
        <draw:custom-shape draw:style-name="gr16" draw:text-style-name="P1" draw:layer="layout" svg:width="3cm" svg:height="1.2cm" svg:x="12.6cm" svg:y="11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20.9cm" svg:y1="18.102cm" svg:x2="17.6cm" svg:y2="16.8cm">
          <text:p/>
        </draw:line>
        <draw:line draw:style-name="gr2" draw:text-style-name="P1" draw:layer="layout" svg:x1="20.9cm" svg:y1="18.102cm" svg:x2="20.8cm" svg:y2="20.4cm">
          <text:p/>
        </draw:line>
        <draw:line draw:style-name="gr2" draw:text-style-name="P1" draw:layer="layout" svg:x1="27.6cm" svg:y1="19.2cm" svg:x2="20.8cm" svg:y2="20.4cm">
          <text:p/>
        </draw:line>
        <draw:custom-shape draw:style-name="gr16" draw:text-style-name="P1" draw:layer="layout" svg:width="3cm" svg:height="1.2cm" svg:x="12.6cm" svg:y="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2" draw:text-style-name="P1" draw:layer="layout" svg:width="4.401cm" svg:height="2.469cm" draw:transform="rotate (-1.49400183970715) translate (22.5622494778287cm 15.7105402281646cm)" svg:viewBox="0 0 4402 2470" svg:d="m0 2470c2608 0 4402-2470 4402-2470">
          <text:p/>
        </draw:path>
        <draw:custom-shape draw:style-name="gr7" draw:text-style-name="P1" draw:layer="layout" svg:width="0.4cm" svg:height="0.4cm" svg:x="22.573cm" svg:y="19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9cm" svg:y1="18.102cm" svg:x2="1.6cm" svg:y2="16.8cm">
          <text:p/>
        </draw:line>
        <draw:line draw:style-name="gr2" draw:text-style-name="P1" draw:layer="layout" svg:x1="4.9cm" svg:y1="18.102cm" svg:x2="4.8cm" svg:y2="20.4cm">
          <text:p/>
        </draw:line>
        <draw:line draw:style-name="gr2" draw:text-style-name="P1" draw:layer="layout" svg:x1="11.6cm" svg:y1="19.2cm" svg:x2="4.8cm" svg:y2="20.4cm">
          <text:p/>
        </draw:line>
        <draw:path draw:style-name="gr2" draw:text-style-name="P1" draw:layer="layout" svg:width="4.401cm" svg:height="2.469cm" draw:transform="rotate (-1.49400183970715) translate (6.56224947782869cm 15.7105402281646cm)" svg:viewBox="0 0 4402 2470" svg:d="m0 2470c2608 0 4402-2470 4402-2470">
          <text:p/>
        </draw:path>
        <draw:custom-shape draw:style-name="gr7" draw:text-style-name="P1" draw:layer="layout" svg:width="0.4cm" svg:height="0.4cm" svg:x="6.573cm" svg:y="19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4cm" svg:y1="17.6cm" svg:x2="20.8cm" svg:y2="18.8cm">
          <text:p/>
        </draw:line>
        <draw:line draw:style-name="gr4" draw:text-style-name="P1" draw:layer="layout" svg:x1="17.4cm" svg:y1="18.2cm" svg:x2="20.8cm" svg:y2="19.4cm">
          <text:p/>
        </draw:line>
        <draw:line draw:style-name="gr4" draw:text-style-name="P1" draw:layer="layout" svg:x1="17.4cm" svg:y1="18.8cm" svg:x2="20.8cm" svg:y2="20cm">
          <text:p/>
        </draw:line>
        <draw:line draw:style-name="gr4" draw:text-style-name="P1" draw:layer="layout" svg:x1="27.6cm" svg:y1="18.8cm" svg:x2="20.8cm" svg:y2="20cm">
          <text:p/>
        </draw:line>
        <draw:line draw:style-name="gr4" draw:text-style-name="P1" draw:layer="layout" svg:x1="27.6cm" svg:y1="18.2cm" svg:x2="20.8cm" svg:y2="19.4cm">
          <text:p/>
        </draw:line>
        <draw:line draw:style-name="gr4" draw:text-style-name="P1" draw:layer="layout" svg:x1="27.4cm" svg:y1="17.6cm" svg:x2="20.8cm" svg:y2="18.8cm">
          <text:p/>
        </draw:line>
        <draw:line draw:style-name="gr4" draw:text-style-name="P1" draw:layer="layout" svg:x1="27.6cm" svg:y1="16.9cm" svg:x2="21cm" svg:y2="18.1cm">
          <text:p/>
        </draw:line>
        <draw:line draw:style-name="gr4" draw:text-style-name="P1" draw:layer="layout" svg:x1="18cm" svg:y1="16.3cm" svg:x2="20.7cm" svg:y2="17.4cm">
          <text:p/>
        </draw:line>
        <draw:line draw:style-name="gr4" draw:text-style-name="P1" draw:layer="layout" svg:x1="27cm" svg:y1="16.2cm" svg:x2="20.5cm" svg:y2="17.3cm">
          <text:p/>
        </draw:line>
        <draw:line draw:style-name="gr4" draw:text-style-name="P1" draw:layer="layout" svg:x1="17.8cm" svg:y1="15.5cm" svg:x2="20.5cm" svg:y2="16.6cm">
          <text:p/>
        </draw:line>
        <draw:line draw:style-name="gr4" draw:text-style-name="P1" draw:layer="layout" svg:x1="26.7cm" svg:y1="15.346cm" svg:x2="20.2cm" svg:y2="16.446cm">
          <text:p/>
        </draw:line>
        <presentation:notes draw:style-name="dp2">
          <draw:page-thumbnail draw:style-name="gr11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stanis </meta:initial-creator>
    <meta:creation-date>2013-11-28T13:05:15</meta:creation-date>
    <dc:date>2013-11-28T13:46:09</dc:date>
    <dc:creator>pstanis </dc:creator>
    <meta:editing-duration>PT9M42S</meta:editing-duration>
    <meta:editing-cycles>1</meta:editing-cycles>
    <meta:document-statistic meta:object-count="169"/>
    <meta:generator>LibreOffice/4.0.2.2$Linux_x86 LibreOffice_project/400m0$Build-2</meta:generator>
  </office:meta>
</office:document-meta>
</file>